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bb1d0" officeooo:paragraph-rsid="000bb1d0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5a62" officeooo:paragraph-rsid="00085a62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97eb5" officeooo:paragraph-rsid="00097eb5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b0c43" officeooo:paragraph-rsid="000b0c43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1" style:family="text">
      <style:text-properties officeooo:rsid="000728dc"/>
    </style:style>
    <style:style style:name="T2" style:family="text">
      <style:text-properties officeooo:rsid="0010decc"/>
    </style:style>
    <style:style style:name="T3" style:family="text">
      <style:text-properties officeooo:rsid="00110fde"/>
    </style:style>
    <style:style style:name="T4" style:family="text">
      <style:text-properties officeooo:rsid="001258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28MB,<text:span text:style-name="T3">2</text:span>S,<text:span text:style-name="T1">sum1</text:span>.xxx</text:p>
      <text:p text:style-name="P2"><text:bookmark text:name="OLE_LINK1"/><text:bookmark text:name="OLE_LINK5"/>某不科学的超数列求和1</text:p>
      <text:p text:style-name="P7"><text:bookmark text:name="_GoBack"/>问题描述</text:p>
      <text:p text:style-name="P9">（2019石家庄零模）共有m次询问。请输出<draw:frame draw:style-name="fr1" draw:name="对象1" text:anchor-type="as-char" svg:y="-0.713cm" svg:width="4.902cm" svg:height="1.139cm" draw:z-index="0"><draw:object xlink:href="./Object 1" xlink:type="simple" xlink:show="embed" xlink:actuate="onLoad"/><draw:image xlink:href="./ObjectReplacements/Object 1" xlink:type="simple" xlink:show="embed" xlink:actuate="onLoad"/></draw:frame>。</text:p>
      <text:p text:style-name="P12"><text:bookmark text:name="OLE_LINK2"/></text:p>
      <text:p text:style-name="P7">输入描述</text:p>
      <text:p text:style-name="P10">第一行一个整数m。</text:p>
      <text:p text:style-name="P10">接下来m行，每行4个用空格隔开的整数<text:span text:style-name="T2">l,r,</text:span>a,b,c,d</text:p>
      <text:p text:style-name="P12"><text:bookmark text:name="OLE_LINK4"/></text:p>
      <text:p text:style-name="P8"/>
      <text:p text:style-name="P7">输出描述</text:p>
      <text:p text:style-name="P11">m行，每行一个整数表示<text:span text:style-name="T4">答案</text:span>。</text:p>
      <text:p text:style-name="P12"><text:bookmark text:name="OLE_LINK6"/></text:p>
      <text:p text:style-name="P7">样例输入</text:p>
      <text:p text:style-name="P4"/>
      <text:p text:style-name="P6"/>
      <text:p text:style-name="P6"/>
      <text:p text:style-name="P7">样例输出</text:p>
      <text:p text:style-name="P3"/>
      <text:p text:style-name="P3"/>
      <text:p text:style-name="P1"><text:bookmark text:name="OLE_LINK9"/></text:p>
      <text:p text:style-name="P7">数据范围及提示</text:p>
      <text:p text:style-name="P5">1 &lt;= m &lt;= 10,0000; 1 &lt;= l &lt;= r &lt;= 10,0000,0000; 1 &lt;= a,b,c,d &lt;= 10,0000,000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8T21:03:17.642000000</dc:date>
    <meta:editing-cycles>13</meta:editing-cycles>
    <meta:editing-duration>PT2H17M42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3" meta:word-count="117" meta:character-count="206" meta:non-whitespace-character-count="190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i>l</mi>
          </mrow>
          <mi>r</mi>
        </munderover>
        <mrow>
          <mo fence="true" stretchy="false">(</mo>
          <mrow>
            <mrow>
              <mi>a</mi>
              <mo stretchy="false">+</mo>
              <mi mathvariant="italic">ib</mi>
            </mrow>
          </mrow>
          <mo fence="true" stretchy="false">)</mo>
        </mrow>
      </mrow>
      <msup>
        <mi>c</mi>
        <mrow>
          <mi>d</mi>
          <mo stretchy="false">+</mo>
          <mi mathvariant="italic">ib</mi>
        </mrow>
      </msup>
      <mi mathvariant="italic">mod</mi>
      <mrow>
        <mo fence="true" stretchy="false">(</mo>
        <mrow>
          <mrow>
            <msup>
              <mn>10</mn>
              <mn>9</mn>
            </msup>
            <mo stretchy="false">+</mo>
            <mn>7</mn>
          </mrow>
        </mrow>
        <mo fence="true" stretchy="false">)</mo>
      </mrow>
    </mrow>
    <annotation encoding="StarMath 5.0">sum from{i=l} to{r} (a+ib)c^{d+ib} mod ( 10^9+7 )</annotation>
  </semantics>
</math>
</file>